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frame draw:style-name="gr1" draw:text-style-name="P2" draw:layer="layout" svg:width="12cm" svg:height="0.963cm" svg:x="5.5cm" svg:y="5.5cm">
          <draw:text-box>
            <text:p text:style-name="P1"><text:span text:style-name="T1">Test-Text in english for the testtoo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MingLiU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MingLiU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MingLiU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MingLiU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MingLiU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Suite/8$Win32 OpenOffice.org_project/680m6$Build-9095</meta:generator>
    <meta:creation-date>2006-12-06T16:40:20</meta:creation-date>
    <dc:date>2006-12-06T16:40:47</dc:date>
    <dc:language>de-DE</dc:language>
    <meta:editing-cycles>2</meta:editing-cycles>
    <meta:editing-duration>PT3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